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paragraph-rsid="001d2687"/>
    </style:style>
    <style:style style:name="P2" style:family="paragraph" style:parent-style-name="Standard" style:list-style-name="L1">
      <style:text-properties fo:language="it" fo:country="IT" officeooo:paragraph-rsid="001d26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465779569385689177" text:style-name="L1">
        <text:list-item>
          <text:p text:style-name="P2">Patterns utilizzati e loro impiego</text:p>
          <text:list>
            <text:list-item>
              <text:p text:style-name="P2">Model-View-Controller [Su Server, e su Client]</text:p>
            </text:list-item>
            <text:list-item>
              <text:p text:style-name="P2">Command [per la logica del turno, con le azioni incapsulate in oggetti (v.DesignNotebook)]</text:p>
            </text:list-item>
            <text:list-item>
              <text:p text:style-name="P2">Observer – Observable [in più occasioni, sul Server e sul Client]</text:p>
            </text:list-item>
            <text:list-item>
              <text:p text:style-name="P2">Singleton [non credo che resti un Server-wide singleton, a parte il Server stesso, cercare se c'è qualche game-wide singleton]</text:p>
            </text:list-item>
            <text:list-item>
              <text:p text:style-name="P2">Proxy (in ProxyToServer, anche se la nostra è una variante)</text:p>
            </text:list-item>
            <text:list-item>
              <text:p text:style-name="P2">State (sepolto in gamemap&gt;qdgenerator)</text:p>
            </text:list-item>
            <text:list-item>
              <text:p text:style-name="P2">Factory (il mapCreator dentro a Master)</text:p>
            </text:list-item>
            <text:list-item>
              <text:p text:style-name="P2">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20T21:49:23</meta:creation-date>
    <dc:date>2015-06-20T21:50:08</dc:date>
    <dc:creator>Andrea </dc:creator>
    <meta:editing-duration>P0D</meta:editing-duration>
    <meta:editing-cycles>1</meta:editing-cycles>
    <meta:document-statistic meta:table-count="0" meta:image-count="0" meta:object-count="0" meta:page-count="1" meta:paragraph-count="9" meta:word-count="83" meta:character-count="517" meta:non-whitespace-character-count="451"/>
    <meta:generator>LibreOffice/4.0.4.2$Linux_X86_64 LibreOffice_project/400m0$Build-2</meta:generator>
  </office:meta>
</office:document-meta>
</file>